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Escalope de veau">
            <text:p>Escalope de veau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Crèpes forestières">
            <text:p>Crèpes forestièr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Tarte au Maroilles">
            <text:p>Tarte au Maroill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Poêlée de champignons et purée de pois cassés">
            <text:p>Poêlée de champignons et purée de pois cassé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Coleslaw">
            <text:p>Coleslaw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Salade de lentilles">
            <text:p>Salade de lentilles</text:p>
          </table:table-cell>
        </table:table-row>
        <table:table-row>
          <table:table-cell office:value-type="string" office:value="2021-09-09">
            <text:p>2021-09-09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9-09">
            <text:p>2021-09-09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9-10">
            <text:p>2021-09-10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9-10">
            <text:p>2021-09-10</text:p>
          </table:table-cell>
          <table:table-cell office:value-type="string" office:value="Oeufs à la coque | Apéro ++">
            <text:p>Oeufs à la coque | Apéro +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